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556a" officeooo:paragraph-rsid="000e556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L Writeup</text:p>
      <text:p text:style-name="P1"/>
      <text:p text:style-name="P1">The machine-learning portion of the avocado project is based on multiple linear regression, the oldest and most tried-and-true form of linear regression. It functions by minimizing the squared distance between predicted and actual values, where predicted values are produced by multiplying a set of input variables by a set of coefficients. These coefficients are changed until the most accurate picture is formed (ie, <text:s/>the least error-prone model is created). </text:p>
      <text:p text:style-name="P1"/>
      <text:p text:style-name="P1">In the avocado example, this most-accurate picture turned out to be only slightly accurate. It seems that even though the price of a good is predictable (avocado prices have followed steady trends over the years), the <text:span text:style-name="T1">short-term movement</text:span><text:span text:style-name="T2"> in that price is still highly unpredictable. We found that the most significant variables in the regression were volume of avocados. Besides that, each region and year seems to have a significant effect on the model. Prices do not just follow a trend, but a geographical pattern as well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3T20:21:40.536976546</meta:creation-date>
    <dc:date>2021-05-03T20:25:55.719366682</dc:date>
    <meta:editing-duration>PT4M15S</meta:editing-duration>
    <meta:editing-cycles>1</meta:editing-cycles>
    <meta:document-statistic meta:table-count="0" meta:image-count="0" meta:object-count="0" meta:page-count="1" meta:paragraph-count="3" meta:word-count="158" meta:character-count="997" meta:non-whitespace-character-count="839"/>
    <meta:generator>LibreOffice/7.1.0.3$Linux_X86_64 LibreOffice_project/10$Build-3</meta:generator>
  </office:meta>
</office:document-meta>
</file>